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Calibri" svg:font-family="Calibri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ronograma" style:family="table" style:master-page-name="Landscape">
      <style:table-properties style:width="17cm" style:page-number="auto" table:align="margins" style:shadow="none" style:writing-mode="lr-tb"/>
    </style:style>
    <style:style style:name="Cronograma.A" style:family="table-column">
      <style:table-column-properties style:column-width="3.537cm" style:rel-column-width="2005*"/>
    </style:style>
    <style:style style:name="Cronograma.B" style:family="table-column">
      <style:table-column-properties style:column-width="1.616cm" style:rel-column-width="916*"/>
    </style:style>
    <style:style style:name="Cronograma.C" style:family="table-column">
      <style:table-column-properties style:column-width="1.588cm" style:rel-column-width="900*"/>
    </style:style>
    <style:style style:name="Cronograma.D" style:family="table-column">
      <style:table-column-properties style:column-width="1.949cm" style:rel-column-width="1105*"/>
    </style:style>
    <style:style style:name="Cronograma.E" style:family="table-column">
      <style:table-column-properties style:column-width="1.94cm" style:rel-column-width="1100*"/>
    </style:style>
    <style:style style:name="Cronograma.F" style:family="table-column">
      <style:table-column-properties style:column-width="2.124cm" style:rel-column-width="1204*"/>
    </style:style>
    <style:style style:name="Cronograma.A1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ronograma.B1" style:family="table-cell">
      <style:table-cell-properties style:vertical-align="bottom" fo:padding="0.097cm" fo:border="0.05pt solid #000000"/>
    </style:style>
    <style:style style:name="Cronograma.A2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Cronograma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Cronograma.A3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Cronograma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Cronograma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Cronograma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Cronograma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Cronograma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Cronograma.G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Cronograma.H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Cronograma.A4" style:family="table-cell">
      <style:table-cell-properties fo:padding="0.097cm" fo:border-left="0.05pt solid #000000" fo:border-right="none" fo:border-top="none" fo:border-bottom="0.05pt solid #000000"/>
    </style:style>
    <style:style style:name="Cronograma.B4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C4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D4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E4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F4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G4" style:family="table-cell">
      <style:table-cell-properties fo:padding="0.097cm" fo:border-left="0.05pt solid #000000" fo:border-right="none" fo:border-top="none" fo:border-bottom="0.05pt solid #000000"/>
    </style:style>
    <style:style style:name="Cronograma.H4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5" style:family="table-row">
      <style:table-row-properties style:min-row-height="1.399cm"/>
    </style:style>
    <style:style style:name="Cronograma.A5" style:family="table-cell">
      <style:table-cell-properties fo:padding="0.097cm" fo:border-left="0.05pt solid #000000" fo:border-right="none" fo:border-top="none" fo:border-bottom="0.05pt solid #000000"/>
    </style:style>
    <style:style style:name="Cronograma.B5" style:family="table-cell">
      <style:table-cell-properties fo:padding="0.097cm" fo:border-left="0.05pt solid #000000" fo:border-right="none" fo:border-top="none" fo:border-bottom="0.05pt solid #000000"/>
    </style:style>
    <style:style style:name="Cronograma.C5" style:family="table-cell">
      <style:table-cell-properties fo:padding="0.097cm" fo:border-left="0.05pt solid #000000" fo:border-right="none" fo:border-top="none" fo:border-bottom="0.05pt solid #000000"/>
    </style:style>
    <style:style style:name="Cronograma.D5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E5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F5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G5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H5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6" style:family="table-row">
      <style:table-row-properties style:min-row-height="1.058cm"/>
    </style:style>
    <style:style style:name="Cronograma.A6" style:family="table-cell">
      <style:table-cell-properties fo:padding="0.097cm" fo:border-left="0.05pt solid #000000" fo:border-right="none" fo:border-top="none" fo:border-bottom="0.05pt solid #000000"/>
    </style:style>
    <style:style style:name="Cronograma.B6" style:family="table-cell">
      <style:table-cell-properties fo:padding="0.097cm" fo:border-left="0.05pt solid #000000" fo:border-right="none" fo:border-top="none" fo:border-bottom="0.05pt solid #000000"/>
    </style:style>
    <style:style style:name="Cronograma.C6" style:family="table-cell">
      <style:table-cell-properties fo:padding="0.097cm" fo:border-left="0.05pt solid #000000" fo:border-right="none" fo:border-top="none" fo:border-bottom="0.05pt solid #000000"/>
    </style:style>
    <style:style style:name="Cronograma.D6" style:family="table-cell">
      <style:table-cell-properties fo:padding="0.097cm" fo:border-left="0.05pt solid #000000" fo:border-right="none" fo:border-top="none" fo:border-bottom="0.05pt solid #000000"/>
    </style:style>
    <style:style style:name="Cronograma.E6" style:family="table-cell">
      <style:table-cell-properties fo:padding="0.097cm" fo:border-left="0.05pt solid #000000" fo:border-right="none" fo:border-top="none" fo:border-bottom="0.05pt solid #000000"/>
    </style:style>
    <style:style style:name="Cronograma.F6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G6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H6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A7" style:family="table-cell">
      <style:table-cell-properties fo:padding="0.097cm" fo:border-left="0.05pt solid #000000" fo:border-right="none" fo:border-top="none" fo:border-bottom="0.05pt solid #000000"/>
    </style:style>
    <style:style style:name="Cronograma.B7" style:family="table-cell">
      <style:table-cell-properties fo:padding="0.097cm" fo:border-left="0.05pt solid #000000" fo:border-right="none" fo:border-top="none" fo:border-bottom="0.05pt solid #000000"/>
    </style:style>
    <style:style style:name="Cronograma.C7" style:family="table-cell">
      <style:table-cell-properties fo:padding="0.097cm" fo:border-left="0.05pt solid #000000" fo:border-right="none" fo:border-top="none" fo:border-bottom="0.05pt solid #000000"/>
    </style:style>
    <style:style style:name="Cronograma.D7" style:family="table-cell">
      <style:table-cell-properties fo:padding="0.097cm" fo:border-left="0.05pt solid #000000" fo:border-right="none" fo:border-top="none" fo:border-bottom="0.05pt solid #000000"/>
    </style:style>
    <style:style style:name="Cronograma.E7" style:family="table-cell">
      <style:table-cell-properties fo:padding="0.097cm" fo:border-left="0.05pt solid #000000" fo:border-right="none" fo:border-top="none" fo:border-bottom="0.05pt solid #000000"/>
    </style:style>
    <style:style style:name="Cronograma.F7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G7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H7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8" style:family="table-row">
      <style:table-row-properties style:row-height="1.295cm"/>
    </style:style>
    <style:style style:name="Cronograma.A8" style:family="table-cell">
      <style:table-cell-properties fo:padding="0.097cm" fo:border-left="0.05pt solid #000000" fo:border-right="none" fo:border-top="none" fo:border-bottom="0.05pt solid #000000"/>
    </style:style>
    <style:style style:name="Cronograma.B8" style:family="table-cell">
      <style:table-cell-properties fo:padding="0.097cm" fo:border-left="0.05pt solid #000000" fo:border-right="none" fo:border-top="none" fo:border-bottom="0.05pt solid #000000"/>
    </style:style>
    <style:style style:name="Cronograma.C8" style:family="table-cell">
      <style:table-cell-properties fo:padding="0.097cm" fo:border-left="0.05pt solid #000000" fo:border-right="none" fo:border-top="none" fo:border-bottom="0.05pt solid #000000"/>
    </style:style>
    <style:style style:name="Cronograma.D8" style:family="table-cell">
      <style:table-cell-properties fo:padding="0.097cm" fo:border-left="0.05pt solid #000000" fo:border-right="none" fo:border-top="none" fo:border-bottom="0.05pt solid #000000"/>
    </style:style>
    <style:style style:name="Cronograma.E8" style:family="table-cell">
      <style:table-cell-properties fo:padding="0.097cm" fo:border-left="0.05pt solid #000000" fo:border-right="none" fo:border-top="none" fo:border-bottom="0.05pt solid #000000"/>
    </style:style>
    <style:style style:name="Cronograma.F8" style:family="table-cell">
      <style:table-cell-properties fo:padding="0.097cm" fo:border-left="0.05pt solid #000000" fo:border-right="none" fo:border-top="none" fo:border-bottom="0.05pt solid #000000"/>
    </style:style>
    <style:style style:name="Cronograma.G8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Cronograma.H8" style:family="table-cell">
      <style:table-cell-properties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language="pt" fo:country="BR" officeooo:paragraph-rsid="0015afec"/>
    </style:style>
    <style:style style:name="P2" style:family="paragraph" style:parent-style-name="Standard">
      <style:paragraph-properties fo:line-height="150%"/>
      <style:text-properties fo:font-variant="normal" fo:text-transform="none" style:font-name="Arial" fo:language="pt" fo:country="BR" fo:font-style="normal" officeooo:paragraph-rsid="0015afec"/>
    </style:style>
    <style:style style:name="P3" style:family="paragraph" style:parent-style-name="Standard">
      <style:text-properties style:font-name="Arial" fo:font-size="12pt" fo:language="pt" fo:country="BR" officeooo:paragraph-rsid="0015afec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weight="bold" officeooo:paragraph-rsid="0015afec" style:font-weight-asian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language="pt" fo:country="BR" style:language-asian="pt" style:country-asian="BR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font-weight="normal" officeooo:paragraph-rsid="0015afe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pt" fo:country="BR" fo:font-weight="bold" officeooo:paragraph-rsid="0015afec" style:font-size-asian="12pt" style:font-weight-asian="bold" style:font-name-complex="Arial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-complex="Calibri1"/>
    </style:style>
    <style:style style:name="P13" style:family="paragraph" style:parent-style-name="Standard">
      <style:paragraph-properties fo:margin-left="0cm" fo:margin-right="0.21cm" fo:margin-top="0cm" fo:margin-bottom="0cm" style:contextual-spacing="false" fo:line-height="100%" fo:text-indent="0cm" style:auto-text-indent="false"/>
    </style:style>
    <style:style style:name="P14" style:family="paragraph" style:parent-style-name="Standard">
      <style:paragraph-properties fo:margin-left="0cm" fo:margin-right="0.21cm" fo:margin-top="0cm" fo:margin-bottom="0cm" style:contextual-spacing="false" fo:line-height="100%" fo:text-align="center" style:justify-single-word="false" fo:text-indent="0cm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cm" fo:margin-right="0.21cm" fo:text-indent="0cm" style:auto-text-indent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language="pt" fo:country="BR" fo:font-style="italic" officeooo:paragraph-rsid="0015afec" style:font-size-asian="12pt" style:font-style-asian="italic" style:font-size-complex="12pt" style:font-style-complex="italic"/>
    </style:style>
    <style:style style:name="P17" style:family="paragraph" style:parent-style-name="Table_20_Contents">
      <style:text-properties style:font-name="Arial" fo:font-size="12pt" fo:language="pt" fo:country="BR" fo:font-style="italic" officeooo:paragraph-rsid="0015afec" style:font-size-asian="12pt" style:font-style-asian="italic" style:font-size-complex="12pt" style:font-style-complex="italic"/>
    </style:style>
    <style:style style:name="P18" style:family="paragraph" style:parent-style-name="Table_20_Contents">
      <style:text-properties fo:language="pt" fo:country="BR" officeooo:paragraph-rsid="0015afec"/>
    </style:style>
    <style:style style:name="P19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font-weight="bold" style:font-weight-asian="bold"/>
    </style:style>
    <style:style style:name="P20" style:family="paragraph" style:parent-style-name="Standard">
      <style:text-properties style:font-name="Arial" fo:font-size="12pt" fo:language="pt" fo:country="BR" officeooo:paragraph-rsid="0015afec" style:font-size-asian="12pt" style:font-size-complex="12pt"/>
    </style:style>
    <style:style style:name="P21" style:family="paragraph" style:parent-style-name="Text_20_body" style:list-style-name="L1">
      <style:paragraph-properties fo:line-height="150%" fo:text-align="justify" style:justify-single-word="false"/>
      <style:text-properties officeooo:paragraph-rsid="0015afec"/>
    </style:style>
    <style:style style:name="P22" style:family="paragraph" style:parent-style-name="Text_20_body" style:list-style-name="L1">
      <style:paragraph-properties fo:line-height="150%"/>
      <style:text-properties officeooo:paragraph-rsid="0015afec"/>
    </style:style>
    <style:style style:name="P23" style:family="paragraph" style:parent-style-name="Table_20_Contents">
      <style:text-properties style:font-name="Arial" fo:font-size="12pt" fo:language="pt" fo:country="BR" fo:font-style="italic" fo:font-weight="bold" officeooo:paragraph-rsid="0015afec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fo:language="pt" fo:country="BR" fo:font-style="italic" fo:font-weight="bold" officeooo:paragraph-rsid="0015afec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able_20_Contents">
      <style:text-properties style:font-name="Arial" fo:font-size="12pt" fo:language="pt" fo:country="BR" fo:font-style="italic" officeooo:paragraph-rsid="0015afe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language="pt" fo:country="BR" fo:font-style="italic" fo:font-weight="normal" officeooo:paragraph-rsid="00193b76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text-outline="true" style:font-name="Arial" fo:font-size="12pt" fo:language="pt" fo:country="BR" fo:font-style="italic" fo:font-weight="bold" officeooo:paragraph-rsid="0015afec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afec" style:font-weight-asian="bold"/>
    </style:style>
    <style:style style:name="T3" style:family="text">
      <style:text-properties fo:font-weight="bold" officeooo:rsid="00185d88" style:font-weight-asian="bold"/>
    </style:style>
    <style:style style:name="T4" style:family="text">
      <style:text-properties officeooo:rsid="0015afec"/>
    </style:style>
    <style:style style:name="T5" style:family="text">
      <style:text-properties fo:font-size="14pt" officeooo:rsid="0015afec" style:font-size-asian="14pt" style:font-size-complex="14pt"/>
    </style:style>
    <style:style style:name="T6" style:family="text">
      <style:text-properties style:font-name="Arial" fo:font-size="12pt" fo:language="pt" fo:country="BR"/>
    </style:style>
    <style:style style:name="T7" style:family="text">
      <style:text-properties style:font-name="Arial" fo:font-size="12pt" fo:language="pt" fo:country="BR" fo:font-weight="bold"/>
    </style:style>
    <style:style style:name="T8" style:family="text">
      <style:text-properties style:font-name="Arial" fo:language="pt" fo:country="BR"/>
    </style:style>
    <style:style style:name="T9" style:family="text">
      <style:text-properties style:font-name="Arial" fo:language="pt" fo:country="BR" style:font-name-complex="Arial"/>
    </style:style>
    <style:style style:name="T10" style:family="text">
      <style:text-properties fo:font-variant="normal" fo:text-transform="none" style:font-name="Arial" fo:language="pt" fo:country="BR"/>
    </style:style>
    <style:style style:name="T11" style:family="text">
      <style:text-properties fo:font-variant="normal" fo:text-transform="none" style:font-name="Arial" fo:language="pt" fo:country="BR" fo:font-style="normal"/>
    </style:style>
    <style:style style:name="T12" style:family="text">
      <style:text-properties fo:font-variant="normal" fo:text-transform="none" style:font-name="Arial" fo:language="pt" fo:country="BR" fo:font-style="normal" fo:font-weight="bold"/>
    </style:style>
    <style:style style:name="T13" style:family="text">
      <style:text-properties style:font-name="Calibri1" fo:language="pt" fo:country="BR" style:font-name-complex="Arial"/>
    </style:style>
    <style:style style:name="T14" style:family="text">
      <style:text-properties style:font-name="Calibri1" fo:language="pt" fo:country="BR" officeooo:rsid="0014e9fc" style:font-name-complex="Arial"/>
    </style:style>
    <style:style style:name="T15" style:family="text">
      <style:text-properties style:font-name="Calibri1" fo:language="pt" fo:country="BR" officeooo:rsid="001c6799" style:font-name-complex="Arial"/>
    </style:style>
    <style:style style:name="T16" style:family="text">
      <style:text-properties style:font-name="Calibri1" fo:language="pt" fo:country="BR" officeooo:rsid="00185d88" style:font-name-complex="Arial"/>
    </style:style>
    <style:style style:name="T17" style:family="text">
      <style:text-properties officeooo:rsid="00185d88"/>
    </style:style>
    <style:style style:name="T18" style:family="text">
      <style:text-properties officeooo:rsid="00193b76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center" style:horizontal-rel="paragraph" fo:background-color="#d9d9d9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d9d9d9" style:background-transparency="0%" fo:padding-left="0.254cm" fo:padding-right="0.254cm" fo:padding-top="0.127cm" fo:padding-bottom="0.127cm" fo:border="0.74pt solid #000000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EPARTAMENTO DE INFORMÁTICA E ESTATÍSTICA - CTC - UFSC</text:p>
      <text:p text:style-name="P6"/>
      <text:p text:style-name="P6">RATIFICAÇÃO DE PLANO DE TRABALHO DO SEMESTRE PARA DESENVOLVIMENTO DE TCC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Disciplina:<text:tab/></text:span><text:tab/><text:span text:style-name="T1">( <text:s/>) <text:s/>TCC1 <text:s text:c="5"/><text:tab/>(</text:span><text:span text:style-name="T3">X</text:span><text:span text:style-name="T1"> ) TCC2</text:span></text:p>
      <text:p text:style-name="P5"/>
      <text:p text:style-name="P5">Curso:<text:tab/><text:tab/><text:tab/>( <text:s text:c="2"/>) <text:s/>CCO<text:tab/>( <text:span text:style-name="T4">X</text:span> ) <text:s/>SIN<text:tab/></text:p>
      <text:p text:style-name="P4"/>
      <text:p text:style-name="P4"/>
      <text:p text:style-name="P4"/>
      <text:p text:style-name="P4"/>
      <text:p text:style-name="P4"/>
      <text:p text:style-name="P4"><text:span text:style-name="T1">Nome do(s) autor(es):</text:span> <text:s text:c="2"/><text:span text:style-name="T5">Ercílio Gonçalves Nascimento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Título do TCC:<text:tab/></text:span><text:tab/><text:span text:style-name="T5">Dispositivos Móveis como GUI para Objetos Inteligent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Objetivos: </text:p>
      <text:p text:style-name="P11"/>
      <text:p text:style-name="P10"><text:span text:style-name="T9"><text:tab/></text:span><text:span text:style-name="T13">Desenvolver um sistema computacional para dispositivos móveis que atenda às necessidades de descoberta e apresentação dos serviços disponibilizados pelos objetos inteligentes </text:span><text:span text:style-name="T14">através de </text:span><text:span text:style-name="T16">requisições HTTP</text:span><text:span text:style-name="T14"> e gerar uma interface gráfica automaticamente para fácil interação do usuário com os objetos inteligentes, incrementando</text:span><text:span text:style-name="T13"> colaborativamente a comunidade acadêmica no campo de </text:span><text:span text:style-name="T15">I</text:span><text:span text:style-name="T13">nternet das </text:span><text:span text:style-name="T16">C</text:span><text:span text:style-name="T13">oisas.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Cronograma:</text:p>
      <text:p text:style-name="P9"/>
      <text:p text:style-name="P1"/>
      <text:p text:style-name="P2">No decorrer do próximo semestre, durante a disciplina de Projetos <text:span text:style-name="T17">I</text:span>I, serão realizadas a seguintes atividades:</text:p>
      <text:p text:style-name="P2"/>
      <text:list xml:id="list6728125944841828056" text:style-name="L1">
        <text:list-item>
          <text:p text:style-name="P21"><text:span text:style-name="T12">Desenvolvimento da Aplicação:</text:span><text:span text:style-name="T10"> </text:span><text:span text:style-name="T11">implementação da aplicação especificada na atividade anterior;</text:span></text:p>
        </text:list-item>
        <text:list-item>
          <text:p text:style-name="P21"><text:span text:style-name="T12">Documentação:</text:span><text:span text:style-name="T10"> </text:span><text:span text:style-name="T11">Documentação dos processos de desenvolvimento, testes e avaliação;</text:span></text:p>
        </text:list-item>
        <text:list-item>
          <text:p text:style-name="P21"><text:span text:style-name="T12">Teste e avaliação:</text:span><text:span text:style-name="T10"> </text:span><text:span text:style-name="T11">realização de testes da solução proposta e implementada a fim de avaliar a sua eficiência;</text:span></text:p>
        </text:list-item>
        <text:list-item>
          <text:p text:style-name="P21"><text:span text:style-name="T12">Finalização da monografia:</text:span><text:span text:style-name="T10"> </text:span><text:span text:style-name="T11">Ajustes finais na monografia;</text:span></text:p>
        </text:list-item>
        <text:list-item>
          <text:p text:style-name="P22"><text:span text:style-name="T7">Defesa:</text:span><text:span text:style-name="T8"> </text:span><text:span text:style-name="T6">Apresentação e defesa do trabalho de conclusão de curso.</text:span></text:p>
        </text:list-item>
      </text:list>
      <text:p text:style-name="P1"/>
      <text:p text:style-name="P1"/>
      <text:p text:style-name="P1"/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D"/>
        <table:table-column table:style-name="Cronograma.E"/>
        <table:table-column table:style-name="Cronograma.F" table:number-columns-repeated="3"/>
        <table:table-row>
          <table:table-cell table:style-name="Cronograma.A1" table:number-rows-spanned="3" office:value-type="string">
            <text:p text:style-name="P27"/>
            <text:p text:style-name="P24">Atividades</text:p>
          </table:table-cell>
          <table:table-cell table:style-name="Cronograma.B1" table:number-columns-spanned="7" office:value-type="string">
            <text:p text:style-name="P26"><text:span text:style-name="T18">Projetos I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Cronograma.B2" table:number-columns-spanned="7" office:value-type="string">
            <text:p text:style-name="P26"><text:span text:style-name="T18">201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Cronograma.B3" office:value-type="string">
            <text:p text:style-name="P26"><text:span text:style-name="T18">Jan.</text:span></text:p>
          </table:table-cell>
          <table:table-cell table:style-name="Cronograma.C3" office:value-type="string">
            <text:p text:style-name="P26"><text:span text:style-name="T18">Fev.</text:span></text:p>
          </table:table-cell>
          <table:table-cell table:style-name="Cronograma.D3" office:value-type="string">
            <text:p text:style-name="P26"><text:span text:style-name="T18">Mar.</text:span></text:p>
          </table:table-cell>
          <table:table-cell table:style-name="Cronograma.E3" office:value-type="string">
            <text:p text:style-name="P26"><text:span text:style-name="T18">Abr.</text:span></text:p>
          </table:table-cell>
          <table:table-cell table:style-name="Cronograma.F3" office:value-type="string">
            <text:p text:style-name="P26"><text:span text:style-name="T18">Mai.</text:span></text:p>
          </table:table-cell>
          <table:table-cell table:style-name="Cronograma.G3" office:value-type="string">
            <text:p text:style-name="P26"><text:span text:style-name="T18">Jun.</text:span></text:p>
          </table:table-cell>
          <table:table-cell table:style-name="Cronograma.H3" office:value-type="string">
            <text:p text:style-name="P26"><text:span text:style-name="T18">Jul.</text:span></text:p>
          </table:table-cell>
        </table:table-row>
        <table:table-row>
          <table:table-cell table:style-name="Cronograma.A4" office:value-type="string">
            <text:p text:style-name="P17">Desenvolvimento da Aplicação </text:p>
          </table:table-cell>
          <table:table-cell table:style-name="Cronograma.B4" office:value-type="string">
            <text:p text:style-name="P17"/>
          </table:table-cell>
          <table:table-cell table:style-name="Cronograma.C4" office:value-type="string">
            <text:p text:style-name="P17"/>
          </table:table-cell>
          <table:table-cell table:style-name="Cronograma.D4" office:value-type="string">
            <text:p text:style-name="P17"/>
          </table:table-cell>
          <table:table-cell table:style-name="Cronograma.E4" office:value-type="string">
            <text:p text:style-name="P17"/>
          </table:table-cell>
          <table:table-cell table:style-name="Cronograma.F4" office:value-type="string">
            <text:p text:style-name="P17"/>
          </table:table-cell>
          <table:table-cell table:style-name="Cronograma.G4" office:value-type="string">
            <text:p text:style-name="P17"/>
          </table:table-cell>
          <table:table-cell table:style-name="Cronograma.H4" office:value-type="string">
            <text:p text:style-name="P17"/>
          </table:table-cell>
        </table:table-row>
        <table:table-row table:style-name="Cronograma.5">
          <table:table-cell table:style-name="Cronograma.A5" office:value-type="string">
            <text:p text:style-name="P17">Documentação </text:p>
          </table:table-cell>
          <table:table-cell table:style-name="Cronograma.B5" office:value-type="string">
            <text:p text:style-name="P17"/>
          </table:table-cell>
          <table:table-cell table:style-name="Cronograma.C5" office:value-type="string">
            <text:p text:style-name="P17"/>
          </table:table-cell>
          <table:table-cell table:style-name="Cronograma.D5" office:value-type="string">
            <text:p text:style-name="P17"/>
          </table:table-cell>
          <table:table-cell table:style-name="Cronograma.E5" office:value-type="string">
            <text:p text:style-name="P17"/>
          </table:table-cell>
          <table:table-cell table:style-name="Cronograma.F5" office:value-type="string">
            <text:p text:style-name="P17"/>
          </table:table-cell>
          <table:table-cell table:style-name="Cronograma.G5" office:value-type="string">
            <text:p text:style-name="P17"/>
          </table:table-cell>
          <table:table-cell table:style-name="Cronograma.H5" office:value-type="string">
            <text:p text:style-name="P17"/>
          </table:table-cell>
        </table:table-row>
        <table:table-row table:style-name="Cronograma.6">
          <table:table-cell table:style-name="Cronograma.A6" office:value-type="string">
            <text:p text:style-name="P17">Teste e avaliação </text:p>
          </table:table-cell>
          <table:table-cell table:style-name="Cronograma.B6" office:value-type="string">
            <text:p text:style-name="P17"/>
          </table:table-cell>
          <table:table-cell table:style-name="Cronograma.C6" office:value-type="string">
            <text:p text:style-name="P17"/>
          </table:table-cell>
          <table:table-cell table:style-name="Cronograma.D6" office:value-type="string">
            <text:p text:style-name="P17"/>
          </table:table-cell>
          <table:table-cell table:style-name="Cronograma.E6" office:value-type="string">
            <text:p text:style-name="P17"/>
          </table:table-cell>
          <table:table-cell table:style-name="Cronograma.F6" office:value-type="string">
            <text:p text:style-name="P17"/>
          </table:table-cell>
          <table:table-cell table:style-name="Cronograma.G6" office:value-type="string">
            <text:p text:style-name="P17"/>
          </table:table-cell>
          <table:table-cell table:style-name="Cronograma.H6" office:value-type="string">
            <text:p text:style-name="P17"/>
          </table:table-cell>
        </table:table-row>
        <table:table-row>
          <table:table-cell table:style-name="Cronograma.A7" office:value-type="string">
            <text:p text:style-name="P17">Finalização da monografia </text:p>
          </table:table-cell>
          <table:table-cell table:style-name="Cronograma.B7" office:value-type="string">
            <text:p text:style-name="P17"/>
          </table:table-cell>
          <table:table-cell table:style-name="Cronograma.C7" office:value-type="string">
            <text:p text:style-name="P17"/>
          </table:table-cell>
          <table:table-cell table:style-name="Cronograma.D7" office:value-type="string">
            <text:p text:style-name="P17"/>
          </table:table-cell>
          <table:table-cell table:style-name="Cronograma.E7" office:value-type="string">
            <text:p text:style-name="P17"/>
          </table:table-cell>
          <table:table-cell table:style-name="Cronograma.F7" office:value-type="string">
            <text:p text:style-name="P17"/>
          </table:table-cell>
          <table:table-cell table:style-name="Cronograma.G7" office:value-type="string">
            <text:p text:style-name="P17"/>
          </table:table-cell>
          <table:table-cell table:style-name="Cronograma.H7" office:value-type="string">
            <text:p text:style-name="P17"/>
          </table:table-cell>
        </table:table-row>
        <table:table-row table:style-name="Cronograma.8">
          <table:table-cell table:style-name="Cronograma.A8" office:value-type="string">
            <text:p text:style-name="P3">Defesa</text:p>
            <text:p text:style-name="P18"/>
          </table:table-cell>
          <table:table-cell table:style-name="Cronograma.B8" office:value-type="string">
            <text:p text:style-name="P3"/>
          </table:table-cell>
          <table:table-cell table:style-name="Cronograma.C8" office:value-type="string">
            <text:p text:style-name="P3"/>
          </table:table-cell>
          <table:table-cell table:style-name="Cronograma.D8" office:value-type="string">
            <text:p text:style-name="P3"/>
          </table:table-cell>
          <table:table-cell table:style-name="Cronograma.E8" office:value-type="string">
            <text:p text:style-name="P3"/>
          </table:table-cell>
          <table:table-cell table:style-name="Cronograma.F8" office:value-type="string">
            <text:p text:style-name="P3"/>
          </table:table-cell>
          <table:table-cell table:style-name="Cronograma.G8" office:value-type="string">
            <text:p text:style-name="P3"/>
          </table:table-cell>
          <table:table-cell table:style-name="Cronograma.H8" office:value-type="string">
            <text:p text:style-name="P3"/>
          </table:table-cell>
        </table:table-row>
      </table:table>
      <text:p text:style-name="P4"><text:span text:style-name="T1">Nome do Professor responsável:</text:span> <text:s/><text:span text:style-name="T5">Rafael Luiz Cancian</text:span></text:p>
      <text:p text:style-name="P4"/>
      <text:p text:style-name="P8"><draw:frame draw:style-name="fr1" draw:name="Quadro1" text:anchor-type="char" svg:y="-0.012cm" svg:width="16.891cm" svg:height="1.797cm" draw:z-index="1"><draw:text-box><text:p text:style-name="P14">Preenchimento pelo Professor responsável pelo TCC</text:p><text:p text:style-name="P13"/><text:p text:style-name="P13">( <text:s text:c="2"/>) <text:s/>Ciente e de acordo.<text:tab/><text:tab/><text:tab/><text:tab/><text:tab/><text:tab/> <text:s text:c="31"/>Data: <text:s text:c="2"/>__ / __ / __</text:p><text:p text:style-name="P15"/></draw:text-box></draw:frame></text:p>
      <text:p text:style-name="P4"/>
      <text:p text:style-name="P4"/>
      <text:p text:style-name="P4"/>
      <text:p text:style-name="P12"><draw:frame draw:style-name="fr2" draw:name="Quadro2" text:anchor-type="char" svg:x="-0.559cm" svg:y="0.196cm" svg:width="18.242cm" svg:height="1.924cm" draw:z-index="0"><draw:text-box><text:p text:style-name="Standard">Esse formulário deve ser preenchido pelo(s) aluno(s) autor(es) do TCC e encaminhado por e-mail ao Professor responsável. Após análise, e havendo concordância, o Professor responsável deve enviar o formulário para o Coordenador de Projetos, também por e-mail (cislaghi@inf.ufsc.br).</text:p></draw:text-box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Calibri" svg:font-family="Calibri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1" fo:font-size="11pt" fo:language="pt" fo:country="BR" style:font-name-asian="Calibri1" style:font-size-asian="11pt" style:font-name-complex="Times New Roman1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Mangal1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estilo1" style:family="paragraph" style:parent-style-name="Standard" style:list-style-name="Numbering_20_1" style:class="text">
      <style:text-properties style:font-name="Arial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76cm" fo:margin-bottom="0.379cm" fo:margin-left="1.076cm" fo:margin-right="1.076cm" fo:border="0.51pt solid #000000" fo:padding-top="0.907cm" fo:padding-bottom="0.907cm" fo:padding-left="0.806cm" fo:padding-right="0.40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76cm" fo:margin-bottom="1.076cm" fo:margin-left="1.076cm" fo:margin-right="1.076cm" fo:border="0.51pt solid #000000" fo:padding-top="0.907cm" fo:padding-bottom="0.907cm" fo:padding-left="0.806cm" fo:padding-right="0.40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3-08-10T15:39:00</meta:creation-date>
    <dc:creator>Ercílio Nascimento</dc:creator>
    <dc:date>2014-03-07T09:44:38.34</dc:date>
    <meta:editing-cycles>3</meta:editing-cycles>
    <meta:editing-duration>PT1H44M</meta:editing-duration>
    <meta:generator>LibreOffice/4.0.1.2$Windows_x86 LibreOffice_project/84102822e3d61eb989ddd325abf1ac077904985</meta:generator>
    <meta:document-statistic meta:table-count="1" meta:image-count="0" meta:object-count="0" meta:page-count="3" meta:paragraph-count="35" meta:word-count="264" meta:character-count="1865" meta:non-whitespace-character-count="1571"/>
  </office:meta>
</office:document-meta>
</file>